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Add new page</text:span></text:p>
            <text:p><text:span text:style-name="T2">- </text:span><text:span text:style-name="T3">Drag and drop Content Detail portlet to this </text:span><text:span text:style-name="T3">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Management/acme/web </text:span><text:span text:style-name="T4">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</text:span><text:span text:style-name="T2">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Management/acme/web </text:span><text:span text:style-name="T2">contents</text:span></text:p>
            <text:p><text:span text:style-name="T5">- Select </text:span><text:span text:style-name="T6">Site editor/Add new page</text:span><text:span text:style-name="T5"> to create </text:span><text:span text:style-name="T5">new page. </text:span></text:p>
            <text:p><text:span text:style-name="T5">- Select page node before inputing Node </text:span><text:span text:style-name="T5">Name and Display Name then click [</text:span><text:span text:style-name="T7">Next</text:span><text:span text:style-name="T5">] </text:span><text:span text:style-name="T5">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by drag </text:span><text:span text:style-name="T5">and drop from page editor</text:span></text:p>
            <text:p><text:span text:style-name="T5">- Click edit portlet icon of this Content list </text:span><text:span text:style-name="T5">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SCV or </text:span><text:span text:style-name="T5">CLV page</text:span></text:p>
            <text:p><text:span text:style-name="T5">- Go to page contains document/web content </text:span><text:span text:style-name="T5">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</text:span><text:span text:style-name="T2">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select </text:span><text:span text:style-name="T12">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box</text:span></text:p>
            <text:p><text:span text:style-name="T5">- Click [</text:span><text:span text:style-name="T7">Administration</text:span><text:span text:style-name="T5">] button then select </text:span><text:span text:style-name="T5">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select </text:span><text:span text:style-name="T12">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subscribing news letter. The </text:span><text:span text:style-name="T31">confirmation letter <text:s/>is sent to the inputed email </text:span><text:span text:style-name="T31">address of user. If he does not confirm this </text:span><text:span text:style-name="T31">letter --&gt;he cannot received any letters which </text:span><text:span text:style-name="T31">have the subscription subscribed before. </text:span></text:p>
            <text:p><text:span text:style-name="T31">Just only open email and click “here” link in the </text:span><text:span text:style-name="T31">confirmation letter to finish 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Explorer</text:span>, add an action for path folder of FCC portlet</text:p>
            <text:p>- Select <text:span text:style-name="T2">Contact Us</text:span> page then select <text:span text:style-name="T2">Site </text:span><text:span text:style-name="T2">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</text:span><text:span text:style-name="T4">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text:s/>portlet </text:span><text:span text:style-name="T3">to this site</text:span></text:p>
            <text:p><text:span text:style-name="T3">- Config for Category Content portlet: Select </text:span><text:span text:style-name="T3">the target page: created page above</text:span></text:p>
            <text:p><text:span text:style-name="T3">- Select new created page</text:span></text:p>
            <text:p><text:span text:style-name="T3">- Select category in Category Navigation </text:span><text:span text:style-name="T3">portlet</text:span></text:p>
            <text:p><text:span text:style-name="T3">- Click on title of content in Category Content </text:span><text:span text:style-name="T3">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</text:span><text:span text:style-name="T4">content list viewer</text:span></text:p>
            <text:p>- Change value in <text:span text:style-name="T4">Parameterized content list </text:span><text:span text:style-name="T4">viewer</text:span> configuration form and Save</text:p>
            <text:p>- Switch to View mode of <text:span text:style-name="T4">Parameterized </text:span><text:span text:style-name="T4">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Artic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 Plan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Sample Node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Kofax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Podcast 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webcont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bar or right </text:span><text:span text:style-name="T3">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Remove </text:span><text:span text:style-name="T10">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</text:span><text:span text:style-name="T4">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</text:span><text:span text:style-name="T23">address is the path of a 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</text:span><text:span text:style-name="T4">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icon in </text:span><text:span text:style-name="T3">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action </text:span><text:span text:style-name="T3">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perform to </text:span><text:span text:style-name="T10">edit</text:span></text:p>
            <text:p><text:span text:style-name="T4">Delete a comment</text:span></text:p>
            <text:p><text:span text:style-name="T10">- Show the comment, click on Delete icon </text:span><text:span text:style-name="T10">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document/Uploaded file</text:span></text:p>
            <text:p><text:span text:style-name="T10">- Click on “Manage Publication” icon in the </text:span><text:span text:style-name="T10">action bar</text:span></text:p>
            <text:p><text:span text:style-name="T10">- Click on </text:span><text:span text:style-name="T4">Stage</text:span></text:p>
            <text:p><text:span text:style-name="T10">- Setting time 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the </text:span><text:span text:style-name="T10">action bar</text:span></text:p>
            <text:p><text:span text:style-name="T10">- Select category to add for </text:span><text:span text:style-name="T10">document/Uploaded file</text:span></text:p>
            <text:p><text:span text:style-name="T26">Delete category</text:span></text:p>
            <text:p><text:span text:style-name="T10">- Click on corresponding Delete icon of </text:span><text:span text:style-name="T10">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the action </text:span><text:span text:style-name="T3">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of </text:span><text:span text:style-name="T3">Relation </text:span></text:p>
            <text:p><text:span text:style-name="T6">Show Relation</text:span></text:p>
            <text:p><text:span text:style-name="T15">- Select the node which Is added relation</text:span></text:p>
            <text:p><text:span text:style-name="T5">- Click Show/Hide Relation icon on action bar</text:span></text:p>
            <text:p><text:span text:style-name="T6">Hide Relation</text:span></text:p>
            <text:p><text:span text:style-name="T5">- Click Show/Hide Relation icon on action bar </text:span><text:span text:style-name="T5">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action bar</text:span></text:p>
            <text:p><text:span text:style-name="T4">Add permission for node</text:span></text:p>
            <text:p><text:span text:style-name="T10">- Choose user/group to add 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above action </text:span><text:span text:style-name="T3">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Searched icon on action bar</text:span></text:p>
            <text:p><text:span text:style-name="T28">- Click Advanced Search icon</text:span></text:p>
            <text:p><text:span text:style-name="T28">- Input Constraint to search </text:span></text:p>
            <text:p><text:span text:style-name="T28">- Click </text:span><text:span text:style-name="T27">Search</text:span><text:span text:style-name="T28"> 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of a </text:span><text:span text:style-name="T15">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Tag</text:span></text:p>
            <text:p><text:span text:style-name="T15">- Go to </text:span><text:span text:style-name="T6">Content </text:span><text:span text:style-name="T6">Administration/Categories&amp;Tags/Manage </text:span><text:span text:style-name="T6">Tags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tag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Tag</text:span></text:p>
            <text:p><text:span text:style-name="T20">- Click corresponding Delete icon <text:s/>with </text:span><text:span text:style-name="T20">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</text:span><text:span text:style-name="T6">Content </text:span><text:span text:style-name="T6">Administration/Categories&amp;Tags/Manage </text:span><text:span text:style-name="T6">Categori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taxonomy </text:span><text:span text:style-name="T20">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with </text:span><text:span text:style-name="T20">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valid value </text:span><text:span text:style-name="T2">in fields</text:span></text:p>
            <text:p><text:span text:style-name="T15">- Go to </text:span><text:span text:style-name="T6">Content 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template </text:span><text:span text:style-name="T10">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of </text:span><text:span text:style-name="T15">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Administration/Content </text:span><text:span text:style-name="T6">Presentation/Manage Metadata</text:span></text:p>
            <text:p><text:span text:style-name="T4">View Metadata</text:span></text:p>
            <text:p><text:span text:style-name="T4">- </text:span><text:span text:style-name="T10">Click corresponding View icon of Metadata </text:span><text:span text:style-name="T10">you want to View</text:span></text:p>
            <text:p><text:span text:style-name="T4">Edit Metadata</text:span></text:p>
            <text:p><text:span text:style-name="T6">- </text:span><text:span text:style-name="T15">Click corresponding Edit icon of Metadata </text:span><text:span text:style-name="T15">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Metadata </text:span><text:span text:style-name="T15">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</text:span><text:span text:style-name="T6">Content Administration/Content </text:span><text:span text:style-name="T6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View </text:span><text:span text:style-name="T10">you want to view</text:span></text:p>
            <text:p><text:span text:style-name="T4">Edit a View</text:span></text:p>
            <text:p><text:span text:style-name="T15">- Click on corresponding Edit icon of View you </text:span><text:span text:style-name="T15">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</text:span><text:span text:style-name="T6">Content 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Administration/Content </text:span><text:span text:style-name="T6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</text:span><text:span text:style-name="T6"> Content Administration/Content </text:span><text:span text:style-name="T6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Administration/Advanced </text:span><text:span text:style-name="T6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perform to </text:span><text:span text:style-name="T15">edit</text:span></text:p>
            <text:p><text:span text:style-name="T6">Delete Query</text:span></text:p>
            <text:p><text:span text:style-name="T6">- </text:span><text:span text:style-name="T15">Click on Delete this query icon of a 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Administration/Advanced </text:span><text:span text:style-name="T6">configuration/Manage script</text:span></text:p>
            <text:p><text:span text:style-name="T10">- Click Add button and input information for </text:span><text:span text:style-name="T10">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Administration/Advanced </text:span><text:span text:style-name="T27">configuration/Manage Action</text:span></text:p>
            <text:p><text:span text:style-name="T29">- Click on Add button</text:span></text:p>
            <text:p><text:span text:style-name="T29">- Input 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which have </text:span><text:span text:style-name="T10">permission to unlock a 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Go to <text:span text:style-name="T4">Business Process Controller → </text:span><text:span text:style-name="T4">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17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07T16:40:42</dc:date>
    <dc:creator>hanhly </dc:creator>
    <meta:editing-duration>PT17H10M20S</meta:editing-duration>
    <meta:editing-cycles>50</meta:editing-cycles>
    <meta:generator>OpenOffice.org/3.1$Linux OpenOffice.org_project/310m19$Build-9420</meta:generator>
    <meta:document-statistic meta:table-count="3" meta:cell-count="1249" meta:object-count="0"/>
  </office:meta>
</office:document-meta>
</file>